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Website Structure</text:p>
      <text:p text:style-name="Text_20_body"/>
      <text:h text:style-name="Heading_20_1" text:outline-level="1">Links</text:h>
      <text:p text:style-name="List_20_Indent">Home page</text:p>
      <text:p text:style-name="List_20_Indent">About</text:p>
      <text:p text:style-name="List_20_Indent">Contact</text:p>
      <text:p text:style-name="List_20_Indent">Tutorials</text:p>
      <text:p text:style-name="Text_20_body"/>
      <text:h text:style-name="Heading_20_1" text:outline-level="1">Home page</text:h>
      <text:p text:style-name="P1">Learn to develop your website</text:p>
      <text:p text:style-name="P1"><text:line-break/>The internet is a big place. It's used by people from all walks of life, looking for all sorts of things. </text:p>
      <text:p text:style-name="P1">If you have found this website, then you are looking for help on developing your website. </text:p>
      <text:p text:style-name="P1"/>
      <text:p text:style-name="P1">Let's get started!</text:p>
      <text:p text:style-name="P1"/>
      <text:h text:style-name="Heading_20_1" text:outline-level="1">About</text:h>
      <text:p text:style-name="Text_20_body"><text:line-break/>My fascination for computers started when I was around 9 years old in school during IT classes. I loved going to school just so I can use the Macintosh. Then one day my mum brought home an IBM 386. That was the day I truly fell in love with computers and hated my addiction trying to make them perfect because there was always room to make improvements. I used to get scolded for being on it all night and then struggling to wakeup the next morning for school. I can't believe that this was all before having access to the internet.<text:line-break/><text:line-break/>It wasn't long before my mum gave it away to one of my cousin to help him with his studies. It felt like I had lost everything and for weeks on end I spent a lot of time on cartoons; Tom and Jerry and Ghostbusters. <text:line-break/><text:line-break/>It wasn't long before my mother brought home another PC '486' with a 56k modem from Time Computers. Oh yes!!! this was the dogs b#ll@$ks. I learned about search engines like Lycos, AltaVista, Excite, Yahoo, Ask Jeeves and the amazing Google. I also got my first email account from Microsoft's Hotmail. This little 486 took me from Windows 3.1, Win 95 to 98 with a lot of my time spent at the local scrap yard and computer fairs for spare and upgrades. <text:line-break/><text:line-break/>By the time Windows 2000 had come out I had moved onto building and upgrading my own computers. I think at that time I was running an AMD Duron clocked to 1ghz as I could not afford an Intel.<text:line-break/>During this time I was trying to figure out what career I wanted to follow in IT. While I was searching for jobs I came across a company that was hiring for web designer. Only when I prepared myself and went for the interview I realised it was not a job but a sale man promising me a job upon completing a course (CIW and ECDL). <text:line-break/><text:line-break/>What he told me got me very curious so I decided to study to become a Web designer. I thoroughly enjoyed completing the European Computer Driving licence and CIW Associate and Professional web designer course at UK IT training centre. <text:line-break/><text:line-break/>Although I could not get a job as a web designer due to my lack of commercial web development experience, I continued to work in the retail industry while fixing computers and building websites for friends and family. <text:line-break/><text:line-break/>Financial I was not in a position to leave my full-time to build websites for a living, so I searched for a recognised web development course with no luck I took up Financial Management at Westminster University in the hope of find a better paid job at he end of my course. Initially it turned out OK as I found a job through my brother at Haworth UK Ltd as a Purchases Ledger Accountant however it all turned sour when the company began struggling financially in 2009, when me and several other colleges were made redundant. <text:line-break/><text:line-break/>I struggled in the search for another job in the accounts field and recruitment agencies were advising me to take up professional accountancy courses to have a chance of getting back into accounts. I didn't have a jobs, I couldn't afford another course and on top of that I saw myself moving further and further away from IT which I passionately loved. I was unemployed and worried that I was losing touch with web development so I searched and managed to get a voluntary job as a Junior IT Assistant helping develop the company's website and assisting the IT Technician with other minor networking <text:s/>tasks. </text:p>
      <text:p text:style-name="Text_20_body">Soon I got very bored because I was not learning anything new or doing much in terms of web development. <text:line-break/><text:line-break/>With experience from ADS Groups I was able to get a placement at Totalsurf Ltd. This was a big break for me and I picked up an immense amount of knowledge and practice in the world of commercial web development. Working at Totalsurf thought me why companies look for individuals with commercial experience. I was so happy while working at Totalsurf and I would have continued working for free if I didn't have any financial commitments. I tried to continue working with Totalsurf while working part-time at Gala Coral Group, however I was not getting a sufficient amount of money. This forced me to go in full-time with Gala Coral Group and ended my placement at Totalsurf. <text:line-break/><text:line-break/>Since being fully occupied in a full-time dead end job as a deputy manager in the last year. I have since gotten married and soon to be a dad, I have finally manager to get some time to get back into web development. <text:line-break/><text:line-break/>This website is the result of many more websites to come, hope you enjoy it!</text:p>
      <text:p text:style-name="Text_20_body"><text:s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7:42:26.38</meta:creation-date>
    <dc:date>2013-01-15T01:22:09.13</dc:date>
    <meta:editing-duration>PT13H53M56S</meta:editing-duration>
    <meta:editing-cycles>21</meta:editing-cycles>
    <meta:generator>OpenOffice.org/3.4$Win32 OpenOffice.org_project/340m1$Build-9590</meta:generator>
    <meta:document-statistic meta:table-count="0" meta:image-count="0" meta:object-count="0" meta:page-count="1" meta:paragraph-count="15" meta:word-count="863" meta:character-count="4710"/>
  </office:meta>
</office:document-meta>
</file>